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Dgw_Electric</text:p>
          </table:table-cell>
          <table:table-cell office:value-type="string" calcext:value-type="string">
            <text:p>Dgw_Diesel</text:p>
          </table:table-cell>
          <table:table-cell office:value-type="string" calcext:value-type="string">
            <text:p>Dgw_Manual</text:p>
          </table:table-cell>
          <table:table-cell office:value-type="string" calcext:value-type="string">
            <text:p>Dgw_Others</text:p>
          </table:table-cell>
          <table:table-cell office:value-type="string" calcext:value-type="string">
            <text:p>Dgw_Total</text:p>
          </table:table-cell>
          <table:table-cell office:value-type="string" calcext:value-type="string">
            <text:p>Stw_Electric</text:p>
          </table:table-cell>
          <table:table-cell office:value-type="string" calcext:value-type="string">
            <text:p>Stw_Diesel</text:p>
          </table:table-cell>
          <table:table-cell office:value-type="string" calcext:value-type="string">
            <text:p>Stw_Manual</text:p>
          </table:table-cell>
          <table:table-cell office:value-type="string" calcext:value-type="string">
            <text:p>Stw_Others</text:p>
          </table:table-cell>
          <table:table-cell office:value-type="string" calcext:value-type="string">
            <text:p>Stw_Total</text:p>
          </table:table-cell>
          <table:table-cell office:value-type="string" calcext:value-type="string">
            <text:p>Dtw_Electric</text:p>
          </table:table-cell>
          <table:table-cell office:value-type="string" calcext:value-type="string">
            <text:p>Dtw_Diesel</text:p>
          </table:table-cell>
          <table:table-cell office:value-type="string" calcext:value-type="string">
            <text:p>Dtw_Manual</text:p>
          </table:table-cell>
          <table:table-cell office:value-type="string" calcext:value-type="string">
            <text:p>Dtw_Others</text:p>
          </table:table-cell>
          <table:table-cell office:value-type="string" calcext:value-type="string">
            <text:p>Dtw_Total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75358" calcext:value-type="float">
            <text:p>975358</text:p>
          </table:table-cell>
          <table:table-cell office:value-type="float" office:value="97708" calcext:value-type="float">
            <text:p>97708</text:p>
          </table:table-cell>
          <table:table-cell table:number-columns-repeated="2"/>
          <table:table-cell table:formula="of:=SUM([.B2:.E2])" office:value-type="float" office:value="1073066" calcext:value-type="float">
            <text:p>1073066</text:p>
          </table:table-cell>
          <table:table-cell office:value-type="float" office:value="628662" calcext:value-type="float">
            <text:p>628662</text:p>
          </table:table-cell>
          <table:table-cell office:value-type="float" office:value="20629" calcext:value-type="float">
            <text:p>20629</text:p>
          </table:table-cell>
          <table:table-cell table:number-columns-repeated="2"/>
          <table:table-cell table:formula="of:=SUM([.G2:.J2])" office:value-type="float" office:value="649291" calcext:value-type="float">
            <text:p>649291</text:p>
          </table:table-cell>
          <table:table-cell office:value-type="float" office:value="87482" calcext:value-type="float">
            <text:p>87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:.O2])" office:value-type="float" office:value="87482" calcext:value-type="float">
            <text:p>87482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3:.E3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:.J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:.O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SUM([.B4:.E4])" office:value-type="float" office:value="147" calcext:value-type="float">
            <text:p>147</text:p>
          </table:table-cell>
          <table:table-cell office:value-type="float" office:value="516" calcext:value-type="float">
            <text:p>516</text:p>
          </table:table-cell>
          <table:table-cell office:value-type="float" office:value="77780" calcext:value-type="float">
            <text:p>77780</text:p>
          </table:table-cell>
          <table:table-cell table:number-columns-repeated="2"/>
          <table:table-cell table:formula="of:=SUM([.G4:.J4])" office:value-type="float" office:value="78296" calcext:value-type="float">
            <text:p>78296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4:.O4])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2261" calcext:value-type="float">
            <text:p>12261</text:p>
          </table:table-cell>
          <table:table-cell office:value-type="float" office:value="65145" calcext:value-type="float">
            <text:p>65145</text:p>
          </table:table-cell>
          <table:table-cell table:number-columns-repeated="2"/>
          <table:table-cell table:formula="of:=SUM([.B5:.E5])" office:value-type="float" office:value="77406" calcext:value-type="float">
            <text:p>77406</text:p>
          </table:table-cell>
          <table:table-cell office:value-type="float" office:value="28421" calcext:value-type="float">
            <text:p>28421</text:p>
          </table:table-cell>
          <table:table-cell office:value-type="float" office:value="611225" calcext:value-type="float">
            <text:p>611225</text:p>
          </table:table-cell>
          <table:table-cell table:number-columns-repeated="2"/>
          <table:table-cell table:formula="of:=SUM([.G5:.J5])" office:value-type="float" office:value="639646" calcext:value-type="float">
            <text:p>639646</text:p>
          </table:table-cell>
          <table:table-cell office:value-type="float" office:value="6190" calcext:value-type="float">
            <text:p>6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5:.O5])" office:value-type="float" office:value="6190" calcext:value-type="float">
            <text:p>6190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116376" calcext:value-type="float">
            <text:p>116376</text:p>
          </table:table-cell>
          <table:table-cell office:value-type="float" office:value="15446" calcext:value-type="float">
            <text:p>15446</text:p>
          </table:table-cell>
          <table:table-cell table:number-columns-repeated="2"/>
          <table:table-cell table:formula="of:=SUM([.B6:.E6])" office:value-type="float" office:value="131822" calcext:value-type="float">
            <text:p>131822</text:p>
          </table:table-cell>
          <table:table-cell office:value-type="float" office:value="75997" calcext:value-type="float">
            <text:p>75997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table:formula="of:=SUM([.G6:.J6])" office:value-type="float" office:value="76478" calcext:value-type="float">
            <text:p>76478</text:p>
          </table:table-cell>
          <table:table-cell office:value-type="float" office:value="5227" calcext:value-type="float">
            <text:p>5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6:.O6])" office:value-type="float" office:value="5227" calcext:value-type="float">
            <text:p>5227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666" calcext:value-type="float">
            <text:p>2666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formula="of:=SUM([.B7:.E7])" office:value-type="float" office:value="2899" calcext:value-type="float">
            <text:p>28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G7:.J7])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7:.O7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430004" calcext:value-type="float">
            <text:p>430004</text:p>
          </table:table-cell>
          <table:table-cell office:value-type="float" office:value="466759" calcext:value-type="float">
            <text:p>466759</text:p>
          </table:table-cell>
          <table:table-cell table:number-columns-repeated="2"/>
          <table:table-cell table:formula="of:=SUM([.B8:.E8])" office:value-type="float" office:value="896763" calcext:value-type="float">
            <text:p>896763</text:p>
          </table:table-cell>
          <table:table-cell office:value-type="float" office:value="43931" calcext:value-type="float">
            <text:p>43931</text:p>
          </table:table-cell>
          <table:table-cell office:value-type="float" office:value="6565" calcext:value-type="float">
            <text:p>6565</text:p>
          </table:table-cell>
          <table:table-cell table:number-columns-repeated="2"/>
          <table:table-cell table:formula="of:=SUM([.G8:.J8])" office:value-type="float" office:value="50496" calcext:value-type="float">
            <text:p>50496</text:p>
          </table:table-cell>
          <table:table-cell office:value-type="float" office:value="94182" calcext:value-type="float">
            <text:p>94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8:.O8])" office:value-type="float" office:value="94182" calcext:value-type="float">
            <text:p>94182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8880" calcext:value-type="float">
            <text:p>8880</text:p>
          </table:table-cell>
          <table:table-cell office:value-type="float" office:value="5610" calcext:value-type="float">
            <text:p>5610</text:p>
          </table:table-cell>
          <table:table-cell table:number-columns-repeated="2"/>
          <table:table-cell table:formula="of:=SUM([.B9:.E9])" office:value-type="float" office:value="14490" calcext:value-type="float">
            <text:p>14490</text:p>
          </table:table-cell>
          <table:table-cell office:value-type="float" office:value="220556" calcext:value-type="float">
            <text:p>220556</text:p>
          </table:table-cell>
          <table:table-cell office:value-type="float" office:value="142401" calcext:value-type="float">
            <text:p>142401</text:p>
          </table:table-cell>
          <table:table-cell table:number-columns-repeated="2"/>
          <table:table-cell table:formula="of:=SUM([.G9:.J9])" office:value-type="float" office:value="362957" calcext:value-type="float">
            <text:p>362957</text:p>
          </table:table-cell>
          <table:table-cell office:value-type="float" office:value="24339" calcext:value-type="float">
            <text:p>24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9:.O9])" office:value-type="float" office:value="24339" calcext:value-type="float">
            <text:p>24339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334" calcext:value-type="float">
            <text:p>1334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table:formula="of:=SUM([.B10:.E10])" office:value-type="float" office:value="1691" calcext:value-type="float">
            <text:p>1691</text:p>
          </table:table-cell>
          <table:table-cell office:value-type="float" office:value="1678" calcext:value-type="float">
            <text:p>1678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SUM([.G10:.J10])" office:value-type="float" office:value="2608" calcext:value-type="float">
            <text:p>260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0:.O10]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283" calcext:value-type="float">
            <text:p>228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SUM([.B11:.E11])" office:value-type="float" office:value="2461" calcext:value-type="float">
            <text:p>2461</text:p>
          </table:table-cell>
          <table:table-cell office:value-type="float" office:value="1247" calcext:value-type="float">
            <text:p>124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SUM([.G11:.J11])" office:value-type="float" office:value="1362" calcext:value-type="float">
            <text:p>13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1:.O1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3703" calcext:value-type="float">
            <text:p>3703</text:p>
          </table:table-cell>
          <table:table-cell office:value-type="float" office:value="146658" calcext:value-type="float">
            <text:p>146658</text:p>
          </table:table-cell>
          <table:table-cell table:number-columns-repeated="2"/>
          <table:table-cell table:formula="of:=SUM([.B12:.E12])" office:value-type="float" office:value="150361" calcext:value-type="float">
            <text:p>150361</text:p>
          </table:table-cell>
          <table:table-cell office:value-type="float" office:value="289" calcext:value-type="float">
            <text:p>289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table:formula="of:=SUM([.G12:.J12])" office:value-type="float" office:value="1048" calcext:value-type="float">
            <text:p>10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2:.O12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83509" calcext:value-type="float">
            <text:p>283509</text:p>
          </table:table-cell>
          <table:table-cell office:value-type="float" office:value="28827" calcext:value-type="float">
            <text:p>28827</text:p>
          </table:table-cell>
          <table:table-cell table:number-columns-repeated="2"/>
          <table:table-cell table:formula="of:=SUM([.B13:.E13])" office:value-type="float" office:value="312336" calcext:value-type="float">
            <text:p>312336</text:p>
          </table:table-cell>
          <table:table-cell office:value-type="float" office:value="523836" calcext:value-type="float">
            <text:p>523836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SUM([.G13:.J13])" office:value-type="float" office:value="525320" calcext:value-type="float">
            <text:p>5253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3:.O1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133303" calcext:value-type="float">
            <text:p>133303</text:p>
          </table:table-cell>
          <table:table-cell office:value-type="float" office:value="9358" calcext:value-type="float">
            <text:p>9358</text:p>
          </table:table-cell>
          <table:table-cell table:number-columns-repeated="2"/>
          <table:table-cell table:formula="of:=SUM([.B14:.E14])" office:value-type="float" office:value="142661" calcext:value-type="float">
            <text:p>142661</text:p>
          </table:table-cell>
          <table:table-cell office:value-type="float" office:value="4112" calcext:value-type="float">
            <text:p>4112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formula="of:=SUM([.G14:.J14])" office:value-type="float" office:value="4364" calcext:value-type="float">
            <text:p>436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4:.O14]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66676" calcext:value-type="float">
            <text:p>1066676</text:p>
          </table:table-cell>
          <table:table-cell office:value-type="float" office:value="163656" calcext:value-type="float">
            <text:p>163656</text:p>
          </table:table-cell>
          <table:table-cell table:number-columns-repeated="2"/>
          <table:table-cell table:formula="of:=SUM([.B15:.E15])" office:value-type="float" office:value="1230332" calcext:value-type="float">
            <text:p>1230332</text:p>
          </table:table-cell>
          <table:table-cell office:value-type="float" office:value="265406" calcext:value-type="float">
            <text:p>265406</text:p>
          </table:table-cell>
          <table:table-cell office:value-type="float" office:value="8249" calcext:value-type="float">
            <text:p>8249</text:p>
          </table:table-cell>
          <table:table-cell table:number-columns-repeated="2"/>
          <table:table-cell table:formula="of:=SUM([.G15:.J15])" office:value-type="float" office:value="273655" calcext:value-type="float">
            <text:p>273655</text:p>
          </table:table-cell>
          <table:table-cell office:value-type="float" office:value="36398" calcext:value-type="float">
            <text:p>36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5:.O15])" office:value-type="float" office:value="36398" calcext:value-type="float">
            <text:p>36398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462929" calcext:value-type="float">
            <text:p>1462929</text:p>
          </table:table-cell>
          <table:table-cell office:value-type="float" office:value="65027" calcext:value-type="float">
            <text:p>65027</text:p>
          </table:table-cell>
          <table:table-cell table:number-columns-repeated="2"/>
          <table:table-cell table:formula="of:=SUM([.B16:.E16])" office:value-type="float" office:value="1527956" calcext:value-type="float">
            <text:p>1527956</text:p>
          </table:table-cell>
          <table:table-cell office:value-type="float" office:value="53884" calcext:value-type="float">
            <text:p>53884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table:formula="of:=SUM([.G16:.J16])" office:value-type="float" office:value="54273" calcext:value-type="float">
            <text:p>54273</text:p>
          </table:table-cell>
          <table:table-cell office:value-type="float" office:value="77223" calcext:value-type="float">
            <text:p>77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6:.O16])" office:value-type="float" office:value="77223" calcext:value-type="float">
            <text:p>77223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7:.E1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G17:.J17]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17:.O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B18:.E1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SUM([.G18:.J18])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18:.O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19:.E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19:.J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19:.O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SUM([.B20:.E20])"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G20:.J20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0:.O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3833" calcext:value-type="float">
            <text:p>13833</text:p>
          </table:table-cell>
          <table:table-cell office:value-type="float" office:value="29821" calcext:value-type="float">
            <text:p>29821</text:p>
          </table:table-cell>
          <table:table-cell table:number-columns-repeated="2"/>
          <table:table-cell table:formula="of:=SUM([.B21:.E21])" office:value-type="float" office:value="43654" calcext:value-type="float">
            <text:p>43654</text:p>
          </table:table-cell>
          <table:table-cell office:value-type="float" office:value="15322" calcext:value-type="float">
            <text:p>15322</text:p>
          </table:table-cell>
          <table:table-cell office:value-type="float" office:value="25411" calcext:value-type="float">
            <text:p>25411</text:p>
          </table:table-cell>
          <table:table-cell table:number-columns-repeated="2"/>
          <table:table-cell table:formula="of:=SUM([.G21:.J21])" office:value-type="float" office:value="40733" calcext:value-type="float">
            <text:p>40733</text:p>
          </table:table-cell>
          <table:table-cell office:value-type="float" office:value="4592" calcext:value-type="float">
            <text:p>4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1:.O21])" office:value-type="float" office:value="4592" calcext:value-type="float">
            <text:p>4592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301" calcext:value-type="float">
            <text:p>1301</text:p>
          </table:table-cell>
          <table:table-cell office:value-type="float" office:value="1604" calcext:value-type="float">
            <text:p>1604</text:p>
          </table:table-cell>
          <table:table-cell table:number-columns-repeated="2"/>
          <table:table-cell table:formula="of:=SUM([.B22:.E22])" office:value-type="float" office:value="2905" calcext:value-type="float">
            <text:p>2905</text:p>
          </table:table-cell>
          <table:table-cell office:value-type="float" office:value="777852" calcext:value-type="float">
            <text:p>777852</text:p>
          </table:table-cell>
          <table:table-cell office:value-type="float" office:value="285880" calcext:value-type="float">
            <text:p>285880</text:p>
          </table:table-cell>
          <table:table-cell table:number-columns-repeated="2"/>
          <table:table-cell table:formula="of:=SUM([.G22:.J22])" office:value-type="float" office:value="1063732" calcext:value-type="float">
            <text:p>1063732</text:p>
          </table:table-cell>
          <table:table-cell office:value-type="float" office:value="9990" calcext:value-type="float">
            <text:p>99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2:.O22])"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424717" calcext:value-type="float">
            <text:p>424717</text:p>
          </table:table-cell>
          <table:table-cell office:value-type="float" office:value="482114" calcext:value-type="float">
            <text:p>482114</text:p>
          </table:table-cell>
          <table:table-cell table:number-columns-repeated="2"/>
          <table:table-cell table:formula="of:=SUM([.B23:.E23])" office:value-type="float" office:value="906831" calcext:value-type="float">
            <text:p>906831</text:p>
          </table:table-cell>
          <table:table-cell office:value-type="float" office:value="28539" calcext:value-type="float">
            <text:p>28539</text:p>
          </table:table-cell>
          <table:table-cell office:value-type="float" office:value="82568" calcext:value-type="float">
            <text:p>82568</text:p>
          </table:table-cell>
          <table:table-cell table:number-columns-repeated="2"/>
          <table:table-cell table:formula="of:=SUM([.G23:.J23])" office:value-type="float" office:value="111107" calcext:value-type="float">
            <text:p>111107</text:p>
          </table:table-cell>
          <table:table-cell office:value-type="float" office:value="56764" calcext:value-type="float">
            <text:p>567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3:.O23])" office:value-type="float" office:value="56764" calcext:value-type="float">
            <text:p>56764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24:.E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24:.J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24:.O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206662" calcext:value-type="float">
            <text:p>1206662</text:p>
          </table:table-cell>
          <table:table-cell office:value-type="float" office:value="269862" calcext:value-type="float">
            <text:p>269862</text:p>
          </table:table-cell>
          <table:table-cell table:number-columns-repeated="2"/>
          <table:table-cell table:formula="of:=SUM([.B25:.E25])" office:value-type="float" office:value="1476524" calcext:value-type="float">
            <text:p>1476524</text:p>
          </table:table-cell>
          <table:table-cell office:value-type="float" office:value="122025" calcext:value-type="float">
            <text:p>122025</text:p>
          </table:table-cell>
          <table:table-cell office:value-type="float" office:value="27164" calcext:value-type="float">
            <text:p>27164</text:p>
          </table:table-cell>
          <table:table-cell table:number-columns-repeated="2"/>
          <table:table-cell table:formula="of:=SUM([.G25:.J25])" office:value-type="float" office:value="149189" calcext:value-type="float">
            <text:p>149189</text:p>
          </table:table-cell>
          <table:table-cell office:value-type="float" office:value="84010" calcext:value-type="float">
            <text:p>840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5:.O25])" office:value-type="float" office:value="84010" calcext:value-type="float">
            <text:p>84010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26:.E26])" office:value-type="float" office:value="17" calcext:value-type="float">
            <text:p>17</text:p>
          </table:table-cell>
          <table:table-cell office:value-type="float" office:value="623" calcext:value-type="float">
            <text:p>62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SUM([.G26:.J26])" office:value-type="float" office:value="744" calcext:value-type="float">
            <text:p>74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6:.O26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668" calcext:value-type="float">
            <text:p>6668</text:p>
          </table:table-cell>
          <table:table-cell office:value-type="float" office:value="105218" calcext:value-type="float">
            <text:p>105218</text:p>
          </table:table-cell>
          <table:table-cell table:number-columns-repeated="2"/>
          <table:table-cell table:formula="of:=SUM([.B27:.E27])" office:value-type="float" office:value="111886" calcext:value-type="float">
            <text:p>111886</text:p>
          </table:table-cell>
          <table:table-cell office:value-type="float" office:value="445375" calcext:value-type="float">
            <text:p>445375</text:p>
          </table:table-cell>
          <table:table-cell office:value-type="float" office:value="2978677" calcext:value-type="float">
            <text:p>2978677</text:p>
          </table:table-cell>
          <table:table-cell table:number-columns-repeated="2"/>
          <table:table-cell table:formula="of:=SUM([.G27:.J27])" office:value-type="float" office:value="3424052" calcext:value-type="float">
            <text:p>3424052</text:p>
          </table:table-cell>
          <table:table-cell office:value-type="float" office:value="35085" calcext:value-type="float">
            <text:p>3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7:.O27])" office:value-type="float" office:value="35085" calcext:value-type="float">
            <text:p>35085</text:p>
          </table:table-cell>
        </table:table-row>
        <table:table-row table:style-name="ro1">
          <table:table-cell office:value-type="string" calcext:value-type="string">
            <text:p>Uttaranchal</text:p>
          </table:table-cell>
          <table:table-cell office:value-type="float" office:value="121" calcext:value-type="float">
            <text:p>121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table:formula="of:=SUM([.B28:.E28])" office:value-type="float" office:value="462" calcext:value-type="float">
            <text:p>462</text:p>
          </table:table-cell>
          <table:table-cell office:value-type="float" office:value="8564" calcext:value-type="float">
            <text:p>8564</text:p>
          </table:table-cell>
          <table:table-cell office:value-type="float" office:value="42980" calcext:value-type="float">
            <text:p>42980</text:p>
          </table:table-cell>
          <table:table-cell table:number-columns-repeated="2"/>
          <table:table-cell table:formula="of:=SUM([.G28:.J28])" office:value-type="float" office:value="51544" calcext:value-type="float">
            <text:p>51544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8:.O28])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753" calcext:value-type="float">
            <text:p>753</text:p>
          </table:table-cell>
          <table:table-cell office:value-type="float" office:value="14523" calcext:value-type="float">
            <text:p>14523</text:p>
          </table:table-cell>
          <table:table-cell table:number-columns-repeated="2"/>
          <table:table-cell table:formula="of:=SUM([.B29:.E29])" office:value-type="float" office:value="15276" calcext:value-type="float">
            <text:p>15276</text:p>
          </table:table-cell>
          <table:table-cell office:value-type="float" office:value="237" calcext:value-type="float">
            <text:p>237</text:p>
          </table:table-cell>
          <table:table-cell office:value-type="float" office:value="52923" calcext:value-type="float">
            <text:p>52923</text:p>
          </table:table-cell>
          <table:table-cell table:number-columns-repeated="2"/>
          <table:table-cell table:formula="of:=SUM([.G29:.J29])" office:value-type="float" office:value="53160" calcext:value-type="float">
            <text:p>53160</text:p>
          </table:table-cell>
          <table:table-cell office:value-type="float" office:value="5139" calcext:value-type="float">
            <text:p>5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29:.O29])" office:value-type="float" office:value="5139" calcext:value-type="float">
            <text:p>5139</text:p>
          </table:table-cell>
        </table:table-row>
        <table:table-row table:style-name="ro1">
          <table:table-cell office:value-type="string" calcext:value-type="string">
            <text:p>Andaman &amp; Nicoba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0:.E30]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0:.J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30:.O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1:.E31])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SUM([.G31:.J31])" office:value-type="float" office:value="132" calcext:value-type="float">
            <text:p>1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1:.O31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adra &amp; Nagar Haveli</text:p>
          </table:table-cell>
          <table:table-cell office:value-type="float" office:value="325" calcext:value-type="float">
            <text:p>325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formula="of:=SUM([.B32:.E32])"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G32:.J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L32:.O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an &amp; Diu</text:p>
          </table:table-cell>
          <table:table-cell table:number-columns-repeated="4" office:value-type="string" calcext:value-type="string">
            <text:p>NA</text:p>
          </table:table-cell>
          <table:table-cell table:formula="of:=SUM([.B33:.E33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G33:.J33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L33:.O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SUM([.B34:.E34])" office:value-type="float" office:value="0" calcext:value-type="float">
            <text:p>0</text:p>
          </table:table-cell>
          <table:table-cell office:value-type="float" office:value="7978" calcext:value-type="float">
            <text:p>7978</text:p>
          </table:table-cell>
          <table:table-cell office:value-type="float" office:value="2347" calcext:value-type="float">
            <text:p>2347</text:p>
          </table:table-cell>
          <table:table-cell table:number-columns-repeated="2"/>
          <table:table-cell table:formula="of:=SUM([.G34:.J34])" office:value-type="float" office:value="10325" calcext:value-type="float">
            <text:p>10325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4:.O34])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table:number-columns-repeated="4" office:value-type="string" calcext:value-type="string">
            <text:p>NA</text:p>
          </table:table-cell>
          <table:table-cell table:formula="of:=SUM([.B35:.E35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G35:.J35])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SUM([.L35:.O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36:.E36])" office:value-type="float" office:value="78" calcext:value-type="float">
            <text:p>78</text:p>
          </table:table-cell>
          <table:table-cell office:value-type="float" office:value="4314" calcext:value-type="float">
            <text:p>43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SUM([.G36:.J36])" office:value-type="float" office:value="4364" calcext:value-type="float">
            <text:p>4364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6:.O36])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153784" calcext:value-type="float">
            <text:p>6153784</text:p>
          </table:table-cell>
          <table:table-cell office:value-type="float" office:value="1969004" calcext:value-type="float">
            <text:p>1969004</text:p>
          </table:table-cell>
          <table:table-cell table:number-columns-repeated="2"/>
          <table:table-cell table:formula="of:=SUM([.B37:.E37])" office:value-type="float" office:value="8122788" calcext:value-type="float">
            <text:p>8122788</text:p>
          </table:table-cell>
          <table:table-cell office:value-type="float" office:value="3259508" calcext:value-type="float">
            <text:p>3259508</text:p>
          </table:table-cell>
          <table:table-cell office:value-type="float" office:value="4369477" calcext:value-type="float">
            <text:p>4369477</text:p>
          </table:table-cell>
          <table:table-cell table:number-columns-repeated="2"/>
          <table:table-cell table:formula="of:=SUM([.G37:.J37])" office:value-type="float" office:value="7628985" calcext:value-type="float">
            <text:p>7628985</text:p>
          </table:table-cell>
          <table:table-cell office:value-type="float" office:value="530194" calcext:value-type="float">
            <text:p>530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L37:.O37])" office:value-type="float" office:value="530194" calcext:value-type="float">
            <text:p>530194</text:p>
          </table:table-cell>
        </table:table-row>
        <table:table-row table:style-name="ro1">
          <table:table-cell/>
          <table:table-cell table:formula="of:=SUM([.B2:.B36])" office:value-type="float" office:value="6153784" calcext:value-type="float">
            <text:p>6153784</text:p>
          </table:table-cell>
          <table:table-cell table:formula="of:=SUM([.C2:.C36])" office:value-type="float" office:value="1969004" calcext:value-type="float">
            <text:p>1969004</text:p>
          </table:table-cell>
          <table:table-cell table:number-columns-repeated="2"/>
          <table:table-cell table:formula="of:=SUM([.F2:.F36])" office:value-type="float" office:value="8122788" calcext:value-type="float">
            <text:p>8122788</text:p>
          </table:table-cell>
          <table:table-cell table:formula="of:=SUM([.G2:.G36])" office:value-type="float" office:value="3259508" calcext:value-type="float">
            <text:p>3259508</text:p>
          </table:table-cell>
          <table:table-cell table:formula="of:=SUM([.H2:.H36])" office:value-type="float" office:value="4369477" calcext:value-type="float">
            <text:p>4369477</text:p>
          </table:table-cell>
          <table:table-cell table:number-columns-repeated="2"/>
          <table:table-cell table:formula="of:=SUM([.K2:.K36])" office:value-type="float" office:value="7628985" calcext:value-type="float">
            <text:p>7628985</text:p>
          </table:table-cell>
          <table:table-cell table:formula="of:=SUM([.L2:.L36])" office:value-type="float" office:value="530194" calcext:value-type="float">
            <text:p>530194</text:p>
          </table:table-cell>
          <table:table-cell table:formula="of:=SUM([.M2:.M36])" office:value-type="float" office:value="0" calcext:value-type="float">
            <text:p>0</text:p>
          </table:table-cell>
          <table:table-cell table:number-columns-repeated="2"/>
          <table:table-cell table:formula="of:=SUM([.P2:.P36])" office:value-type="float" office:value="530194" calcext:value-type="float">
            <text:p>530194</text:p>
          </table:table-cell>
        </table:table-row>
        <table:table-row table:style-name="ro1" table:number-rows-repeated="104853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13:16:19.398935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22T14:41:04.622790248</meta:creation-date>
    <dc:date>2015-06-23T13:20:11.992359291</dc:date>
    <dc:creator>simon </dc:creator>
    <meta:editing-duration>PT1H11M33S</meta:editing-duration>
    <meta:editing-cycles>8</meta:editing-cycles>
    <meta:generator>LibreOffice/4.1.6.2$Linux_X86_64 LibreOffice_project/410$Build-2</meta:generator>
    <meta:document-statistic meta:table-count="1" meta:cell-count="397" meta:object-count="0"/>
  </office:meta>
</office:document-meta>
</file>